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4aff" officeooo:paragraph-rsid="000d4aff"/>
    </style:style>
    <style:style style:name="P2" style:family="paragraph" style:parent-style-name="Standard">
      <style:text-properties officeooo:rsid="000d4aff" officeooo:paragraph-rsid="000e080d"/>
    </style:style>
    <style:style style:name="P3" style:family="paragraph" style:parent-style-name="Standard">
      <style:text-properties officeooo:rsid="000e080d" officeooo:paragraph-rsid="000e080d"/>
    </style:style>
    <style:style style:name="P4" style:family="paragraph" style:parent-style-name="Standard">
      <style:text-properties officeooo:rsid="000e080d" officeooo:paragraph-rsid="0011760a"/>
    </style:style>
    <style:style style:name="P5" style:family="paragraph" style:parent-style-name="Standard">
      <style:text-properties officeooo:rsid="000e080d" officeooo:paragraph-rsid="00132b00"/>
    </style:style>
    <style:style style:name="P6" style:family="paragraph" style:parent-style-name="Standard">
      <style:text-properties officeooo:rsid="000e080d" officeooo:paragraph-rsid="0015fc2a"/>
    </style:style>
    <style:style style:name="P7" style:family="paragraph" style:parent-style-name="Standard">
      <style:text-properties officeooo:rsid="000fe824" officeooo:paragraph-rsid="000fe824"/>
    </style:style>
    <style:style style:name="P8" style:family="paragraph" style:parent-style-name="Standard">
      <style:text-properties officeooo:rsid="0011760a" officeooo:paragraph-rsid="0011760a"/>
    </style:style>
    <style:style style:name="P9" style:family="paragraph" style:parent-style-name="Standard">
      <style:text-properties officeooo:rsid="00132b00" officeooo:paragraph-rsid="00132b00"/>
    </style:style>
    <style:style style:name="T1" style:family="text">
      <style:text-properties officeooo:rsid="000e080d"/>
    </style:style>
    <style:style style:name="T2" style:family="text">
      <style:text-properties officeooo:rsid="0011760a"/>
    </style:style>
    <style:style style:name="T3" style:family="text">
      <style:text-properties officeooo:rsid="00132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VC Plan</text:p>
      <text:p text:style-name="P1"/>
      <text:p text:style-name="P1">Team Name: <text:span text:style-name="T1">Team 8</text:span></text:p>
      <text:p text:style-name="P1"/>
      <text:p text:style-name="P1">Team Members &amp; contact information:</text:p>
      <text:p text:style-name="P1"/>
      <text:p text:style-name="P1">Sheil (gandhishei@myvuw.ac.nz)</text:p>
      <text:p text:style-name="P1">Zoe (kaufmazoe@myvuw.ac.nz)</text:p>
      <text:p text:style-name="P1">Connor (debruconn@myvuw.ac.nz)</text:p>
      <text:p text:style-name="P1">Ana (easeanas@myvuw.ac.nz)</text:p>
      <text:p text:style-name="P1">Sia (vijayathan@myvuw.ac.nz)</text:p>
      <text:p text:style-name="P1">Communication Tool: Facebook Messenger, <text:span text:style-name="T1">GitHub</text:span></text:p>
      <text:p text:style-name="P1"/>
      <text:p text:style-name="P1">Roles: </text:p>
      <text:p text:style-name="P1">Sheil: co-Project leads, <text:span text:style-name="T1">documentation and testing</text:span> </text:p>
      <text:p text:style-name="P2">Zoe: co-Project Leads, <text:span text:style-name="T1">documentation and testing</text:span> </text:p>
      <text:p text:style-name="P1">Connor: Hardware</text:p>
      <text:p text:style-name="P1">Ana: Software</text:p>
      <text:p text:style-name="P1">Sia: Software</text:p>
      <text:p text:style-name="P1"/>
      <text:p text:style-name="P3">AVC Task Plan:</text:p>
      <text:p text:style-name="P3"/>
      <text:p text:style-name="P3">Lab 1</text:p>
      <text:p text:style-name="P3"/>
      <text:p text:style-name="P7">We plan to make sure that we are able to communicate with each other. This led us to create a messenger group and make a GitHub in order to share code. This way we will be able to work together on this project. Also to plan out how we want to track along.</text:p>
      <text:p text:style-name="P3"/>
      <text:p text:style-name="P4">Sheil: <text:span text:style-name="T2">AVC Planning, Hardware testing</text:span></text:p>
      <text:p text:style-name="P4">Connor: Hardware architecture</text:p>
      <text:p text:style-name="P6">Zoe: <text:span text:style-name="T2">AVC Planning</text:span>, <text:span text:style-name="T3">set up Github, Hardware testing</text:span></text:p>
      <text:p text:style-name="P5">Ana: Develop software architecture, <text:span text:style-name="T3">set up Messenger group</text:span></text:p>
      <text:p text:style-name="P5">Sia: Develop software architecture</text:p>
      <text:p text:style-name="P3"/>
      <text:p text:style-name="P8">Lab 2:</text:p>
      <text:p text:style-name="P8"/>
      <text:p text:style-name="P8">We have noticed that Ana and Sia have the same lab B and so we have <text:span text:style-name="T3">them working together on the software, so they can help each other. The same goes for Sheil and Zoe, as they have the same lab B. Connor will be working independently on Hardware</text:span></text:p>
      <text:p text:style-name="P8"/>
      <text:p text:style-name="P5">Sheil: <text:span text:style-name="T3">Review Software Architecture and Program, Develop Quadrant 1 Software</text:span></text:p>
      <text:p text:style-name="P5">Zoe: <text:span text:style-name="T3">Review Software Architecture and Program, Develop Quadrant 1 Software</text:span></text:p>
      <text:p text:style-name="P5">Connor: <text:span text:style-name="T3">Continue Building Robot</text:span></text:p>
      <text:p text:style-name="P5">Ana: Develop software <text:span text:style-name="T3">for Quadrant 2</text:span></text:p>
      <text:p text:style-name="P5">Sia: Develop software <text:span text:style-name="T3">for Quadrant 2</text:span></text:p>
      <text:p text:style-name="P8"/>
      <text:p text:style-name="P9">Lab 3:</text:p>
      <text:p text:style-name="P9">‘</text:p>
      <text:p text:style-name="P9">...</text:p>
      <text:p text:style-name="P9"/>
      <text:p text:style-name="P5">Sheil: <text:span text:style-name="T3">Review Software Architecture and Program, Develop Quadrant 1 Software</text:span></text:p>
      <text:p text:style-name="P5">Zoe: <text:span text:style-name="T3">Review Software Architecture and Program, Develop Quadrant 1 Software</text:span></text:p>
      <text:p text:style-name="P5"><text:soft-page-break/>Connor: <text:span text:style-name="T3">Continue Building Robot</text:span></text:p>
      <text:p text:style-name="P5">Ana: Develop software <text:span text:style-name="T3">for Quadrant 2</text:span></text:p>
      <text:p text:style-name="P5">Sia: Develop software <text:span text:style-name="T3">for Quadrant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0:09:12.218400855</meta:creation-date>
    <dc:date>2019-05-13T11:14:08.919039189</dc:date>
    <meta:editing-duration>PT23M24S</meta:editing-duration>
    <meta:editing-cycles>3</meta:editing-cycles>
    <meta:generator>LibreOffice/6.1.5.2$Linux_X86_64 LibreOffice_project/90f8dcf33c87b3705e78202e3df5142b201bd805</meta:generator>
    <meta:document-statistic meta:table-count="0" meta:image-count="0" meta:object-count="0" meta:page-count="2" meta:paragraph-count="38" meta:word-count="258" meta:character-count="1646" meta:non-whitespace-character-count="1423"/>
  </office:meta>
</office:document-meta>
</file>